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2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9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84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84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84">
      <style:table-cell-properties fo:border-bottom="0.06pt solid #000000" fo:border-left="0.06pt solid #000000" fo:border-right="none" fo:border-top="none"/>
    </style:style>
    <style:style style:name="ce1" style:family="table-cell" style:parent-style-name="Default" style:data-style-name="N84"/>
    <style:style style:name="ce19" style:family="table-cell" style:parent-style-name="Default" style:data-style-name="N84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vertical-align="bottom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161"/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39" style:family="table-cell" style:parent-style-name="Default" style:data-style-name="N161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161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 fo:wrap-option="wrap" style:vertical-align="bottom"/>
      <style:paragraph-properties fo:text-align="center" fo:margin-left="0mm"/>
    </style:style>
    <style:style style:name="ce43" style:family="table-cell" style:parent-style-name="Default" style:data-style-name="N161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 style:data-style-name="N16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 style:data-style-name="N161">
      <style:table-cell-properties fo:border-bottom="none" fo:border-left="none" fo:border-right="0.06pt solid #000000" fo:border-top="0.06pt solid #000000"/>
    </style:style>
    <style:style style:name="ce46" style:family="table-cell" style:parent-style-name="Default" style:data-style-name="N161">
      <style:table-cell-properties fo:border-bottom="none" fo:border-left="none" fo:border-right="0.06pt solid #000000" fo:border-top="none"/>
    </style:style>
    <style:style style:name="ce47" style:family="table-cell" style:parent-style-name="Default" style:data-style-name="N16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 style:data-style-name="N124">
      <style:table-cell-properties fo:border-bottom="none" style:text-align-source="fix" style:repeat-content="false" fo:wrap-option="wrap" fo:border-left="none" fo:border-right="0.06pt solid #000000" fo:border-top="0.06pt solid #000000" style:vertical-align="bottom"/>
      <style:paragraph-properties fo:text-align="center" fo:margin-left="0mm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61">
      <style:table-cell-properties fo:border-bottom="0.06pt solid #000000" fo:border-left="none" fo:border-right="0.06pt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3" office:value-type="string" calcext:value-type="string">
            <text:p>Total custo protótipo</text:p>
          </table:table-cell>
          <table:table-cell table:style-name="ce7" table:number-columns-repeated="2"/>
          <table:table-cell table:style-name="ce34" table:formula="of:=[.E68]+[.E50]" office:value-type="float" office:value="311224.51" calcext:value-type="float">
            <text:p>€311 225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Total despesas iniciais</text:p>
          </table:table-cell>
          <table:table-cell table:style-name="ce7" table:number-columns-repeated="2"/>
          <table:table-cell table:style-name="ce34" table:formula="of:=[.D14]+[.D25]" office:value-type="float" office:value="23464.51" calcext:value-type="float">
            <text:p>€23 46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otal despesas / mês</text:p>
          </table:table-cell>
          <table:table-cell table:style-name="ce7" table:number-columns-repeated="2"/>
          <table:table-cell table:style-name="ce34" table:formula="of:=[.D42]+[.D33]" office:value-type="float" office:value="11990" calcext:value-type="float">
            <text:p>€11 99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Equipamento</text:p>
          </table:table-cell>
          <table:table-cell table:style-name="ce8" office:value-type="string" calcext:value-type="string">
            <text:p>qt.</text:p>
          </table:table-cell>
          <table:table-cell table:style-name="ce8" office:value-type="string" calcext:value-type="string">
            <text:p>custo unitário</text:p>
          </table:table-cell>
          <table:table-cell table:style-name="ce8" office:value-type="string" calcext:value-type="string">
            <text:p>custo total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esa grand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00" calcext:value-type="float">
            <text:p>€200</text:p>
          </table:table-cell>
          <table:table-cell table:style-name="ce34" table:formula="of:=[.C7]*[.B7]" office:value-type="float" office:value="200" calcext:value-type="float">
            <text:p>€2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adeira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50" calcext:value-type="float">
            <text:p>€50</text:p>
          </table:table-cell>
          <table:table-cell table:style-name="ce34" table:formula="of:=[.C8]*[.B8]" office:value-type="float" office:value="500" calcext:value-type="float">
            <text:p>€5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omputador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500" calcext:value-type="float">
            <text:p>€500</text:p>
          </table:table-cell>
          <table:table-cell table:style-name="ce34" table:formula="of:=[.C9]*[.B9]" office:value-type="float" office:value="3500" calcext:value-type="float">
            <text:p>€3 5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áquina de soldar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00" calcext:value-type="float">
            <text:p>€200</text:p>
          </table:table-cell>
          <table:table-cell table:style-name="ce34" table:formula="of:=[.C10]*[.B10]" office:value-type="float" office:value="200" calcext:value-type="float">
            <text:p>€2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ebarbadora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50" calcext:value-type="float">
            <text:p>€50</text:p>
          </table:table-cell>
          <table:table-cell table:style-name="ce34" table:formula="of:=[.C11]*[.B11]" office:value-type="float" office:value="50" calcext:value-type="float">
            <text:p>€5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erbequim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50" calcext:value-type="float">
            <text:p>€50</text:p>
          </table:table-cell>
          <table:table-cell table:style-name="ce34" table:formula="of:=[.C12]*[.B12]" office:value-type="float" office:value="50" calcext:value-type="float">
            <text:p>€5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erramentas diversas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500" calcext:value-type="float">
            <text:p>€500</text:p>
          </table:table-cell>
          <table:table-cell table:style-name="ce34" table:formula="of:=[.C13]*[.B13]" office:value-type="float" office:value="500" calcext:value-type="float">
            <text:p>€500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style-name="ce34" table:formula="of:=SUM([.D7:.D13])" office:value-type="float" office:value="5000" calcext:value-type="float">
            <text:p>€5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8" office:value-type="string" calcext:value-type="string">
            <text:p>qt.</text:p>
          </table:table-cell>
          <table:table-cell table:style-name="ce8" office:value-type="string" calcext:value-type="string">
            <text:p>custo unitário</text:p>
          </table:table-cell>
          <table:table-cell table:style-name="ce8" office:value-type="string" calcext:value-type="string">
            <text:p>custo total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Aço galvanizado</text:p>
          </table:table-cell>
          <table:table-cell table:number-columns-repeated="2"/>
          <table:table-cell table:style-name="ce34" office:value-type="float" office:value="3000" calcext:value-type="float">
            <text:p>€3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Barras aço 12m kg/m</text:p>
          </table:table-cell>
          <table:table-cell table:formula="of:=336+50" office:value-type="float" office:value="386" calcext:value-type="float">
            <text:p>386</text:p>
          </table:table-cell>
          <table:table-cell office:value-type="float" office:value="7.07" calcext:value-type="float">
            <text:p>7,07</text:p>
          </table:table-cell>
          <table:table-cell table:style-name="ce34" table:formula="of:=[.C18]*[.B18]*0.5" office:value-type="float" office:value="1364.51" calcext:value-type="float">
            <text:p>€1 365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Painéis solares</text:p>
          </table:table-cell>
          <table:table-cell table:number-columns-repeated="2"/>
          <table:table-cell table:style-name="ce34" office:value-type="float" office:value="5000" calcext:value-type="float">
            <text:p>€5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Terra</text:p>
          </table:table-cell>
          <table:table-cell table:number-columns-repeated="2"/>
          <table:table-cell table:style-name="ce34" office:value-type="float" office:value="1000" calcext:value-type="float">
            <text:p>€1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Adubo</text:p>
          </table:table-cell>
          <table:table-cell table:number-columns-repeated="2"/>
          <table:table-cell table:style-name="ce34" office:value-type="float" office:value="100" calcext:value-type="float">
            <text:p>€1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Mecanismo cozedura</text:p>
          </table:table-cell>
          <table:table-cell table:number-columns-repeated="2"/>
          <table:table-cell table:style-name="ce34" office:value-type="float" office:value="3000" calcext:value-type="float">
            <text:p>€3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Robô</text:p>
          </table:table-cell>
          <table:table-cell table:number-columns-repeated="2"/>
          <table:table-cell table:style-name="ce34" office:value-type="float" office:value="2500" calcext:value-type="float">
            <text:p>€2 5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Acrílico</text:p>
          </table:table-cell>
          <table:table-cell table:number-columns-repeated="2"/>
          <table:table-cell table:style-name="ce34" office:value-type="float" office:value="2500" calcext:value-type="float">
            <text:p>€2 5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style-name="ce34" table:formula="of:=SUM([.D17:.D24])" office:value-type="float" office:value="18464.51" calcext:value-type="float">
            <text:p>€18 465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Despesas / mês</text:p>
          </table:table-cell>
          <table:table-cell table:number-columns-repeated="2"/>
          <table:table-cell table:style-name="ce10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Aluguer do espaço</text:p>
          </table:table-cell>
          <table:table-cell table:number-columns-repeated="2"/>
          <table:table-cell table:style-name="ce34" office:value-type="float" office:value="500" calcext:value-type="float">
            <text:p>€5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Eletricidade</text:p>
          </table:table-cell>
          <table:table-cell table:number-columns-repeated="2"/>
          <table:table-cell table:style-name="ce34" office:value-type="float" office:value="150" calcext:value-type="float">
            <text:p>€15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Água</text:p>
          </table:table-cell>
          <table:table-cell table:number-columns-repeated="2"/>
          <table:table-cell table:style-name="ce34" office:value-type="float" office:value="40" calcext:value-type="float">
            <text:p>€4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Contabilista</text:p>
          </table:table-cell>
          <table:table-cell table:number-columns-repeated="2"/>
          <table:table-cell table:style-name="ce34" office:value-type="float" office:value="150" calcext:value-type="float">
            <text:p>€15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Advogado</text:p>
          </table:table-cell>
          <table:table-cell table:number-columns-repeated="2"/>
          <table:table-cell table:style-name="ce34" office:value-type="float" office:value="150" calcext:value-type="float">
            <text:p>€15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style-name="ce34" table:formula="of:=SUM([.D28:.D32])" office:value-type="float" office:value="990" calcext:value-type="float">
            <text:p>€99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Mão de obra / mês</text:p>
          </table:table-cell>
          <table:table-cell table:number-columns-repeated="2"/>
          <table:table-cell table:style-name="ce10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Administrador</text:p>
          </table:table-cell>
          <table:table-cell table:number-columns-repeated="2"/>
          <table:table-cell table:style-name="ce34" office:value-type="float" office:value="2000" calcext:value-type="float">
            <text:p>€2 0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Eng Informático</text:p>
          </table:table-cell>
          <table:table-cell table:number-columns-repeated="2"/>
          <table:table-cell table:style-name="ce34" office:value-type="float" office:value="2000" calcext:value-type="float">
            <text:p>€2 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Eng Mecânico</text:p>
          </table:table-cell>
          <table:table-cell table:number-columns-repeated="2"/>
          <table:table-cell table:style-name="ce34" office:value-type="float" office:value="2000" calcext:value-type="float">
            <text:p>€2 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Eng Eletrónico</text:p>
          </table:table-cell>
          <table:table-cell table:number-columns-repeated="2"/>
          <table:table-cell table:style-name="ce34" office:value-type="float" office:value="2000" calcext:value-type="float">
            <text:p>€2 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Eng Agrónomo</text:p>
          </table:table-cell>
          <table:table-cell table:number-columns-repeated="2"/>
          <table:table-cell table:style-name="ce34" office:value-type="float" office:value="2000" calcext:value-type="float">
            <text:p>€2 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erralheiro polivalente</text:p>
          </table:table-cell>
          <table:table-cell table:number-columns-repeated="2"/>
          <table:table-cell table:style-name="ce34" office:value-type="float" office:value="1000" calcext:value-type="float">
            <text:p>€1 000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style-name="ce34" table:formula="of:=SUM([.D36:.D41])" office:value-type="float" office:value="11000" calcext:value-type="float">
            <text:p>€11 0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10"/>
          <table:table-cell table:number-columns-repeated="7"/>
        </table:table-row>
        <table:table-row table:style-name="ro2">
          <table:table-cell table:style-name="ce5" office:value-type="string" calcext:value-type="string">
            <text:p>Data</text:p>
          </table:table-cell>
          <table:table-cell table:style-name="ce9"/>
          <table:table-cell table:style-name="ce12" office:value-type="string" calcext:value-type="string">
            <text:p>Fatia</text:p>
          </table:table-cell>
          <table:table-cell table:style-name="ce14" office:value-type="string" calcext:value-type="string">
            <text:p>verba necessária à data</text:p>
          </table:table-cell>
          <table:table-cell table:style-name="ce14" office:value-type="string" calcext:value-type="string">
            <text:p>Total acumulado necessário</text:p>
          </table:table-cell>
          <table:table-cell table:number-columns-repeated="6"/>
        </table:table-row>
        <table:table-row table:style-name="ro1">
          <table:table-cell table:style-name="ce17" office:value-type="date" office:date-value="2020-01-01" calcext:value-type="date">
            <text:p>2020-01-01</text:p>
          </table:table-cell>
          <table:table-cell table:style-name="ce23"/>
          <table:table-cell table:style-name="ce39" table:formula="of:=totini+totmes" office:value-type="float" office:value="35454.51" calcext:value-type="float">
            <text:p>€35 455</text:p>
          </table:table-cell>
          <table:table-cell table:style-name="ce43" table:formula="of:=SUM([.C45:.C50])" office:value-type="float" office:value="95404.51" calcext:value-type="float">
            <text:p>€95 405</text:p>
          </table:table-cell>
          <table:table-cell table:style-name="ce45" table:formula="of:=totini+totmes" office:value-type="float" office:value="35454.51" calcext:value-type="float">
            <text:p>€35 455</text:p>
          </table:table-cell>
          <table:table-cell office:value-type="string" calcext:value-type="string">
            <text:p>Neste primeiro pedido temos 5% do capital necessário, criamos 6 postos de trabalho</text:p>
          </table:table-cell>
          <table:table-cell table:number-columns-repeated="5"/>
        </table:table-row>
        <table:table-row table:style-name="ro1">
          <table:table-cell table:style-name="ce20" table:formula="of:=DATE(YEAR([.A45]);MONTH([.A45])+1;DAY([.A45]))" office:value-type="date" office:date-value="2020-02-01" calcext:value-type="date">
            <text:p>2020-02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45]+totmes" office:value-type="float" office:value="47444.51" calcext:value-type="float">
            <text:p>€47 445</text:p>
          </table:table-cell>
          <table:table-cell table:number-columns-repeated="6"/>
        </table:table-row>
        <table:table-row table:style-name="ro1">
          <table:table-cell table:style-name="ce20" table:formula="of:=DATE(YEAR([.A46]);MONTH([.A46])+1;DAY([.A46]))" office:value-type="date" office:date-value="2020-03-01" calcext:value-type="date">
            <text:p>2020-03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46]+totmes" office:value-type="float" office:value="59434.51" calcext:value-type="float">
            <text:p>€59 435</text:p>
          </table:table-cell>
          <table:table-cell table:number-columns-repeated="6"/>
        </table:table-row>
        <table:table-row table:style-name="ro1">
          <table:table-cell table:style-name="ce20" table:formula="of:=DATE(YEAR([.A47]);MONTH([.A47])+1;DAY([.A47]))" office:value-type="date" office:date-value="2020-04-01" calcext:value-type="date">
            <text:p>2020-04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47]+totmes" office:value-type="float" office:value="71424.51" calcext:value-type="float">
            <text:p>€71 425</text:p>
          </table:table-cell>
          <table:table-cell office:value-type="string" calcext:value-type="string">
            <text:p>Aqui temos a estrutura do protótipo com produção de 1 tonelada de batata doce</text:p>
          </table:table-cell>
          <table:table-cell table:number-columns-repeated="5"/>
        </table:table-row>
        <table:table-row table:style-name="ro1">
          <table:table-cell table:style-name="ce20" table:formula="of:=DATE(YEAR([.A48]);MONTH([.A48])+1;DAY([.A48]))" office:value-type="date" office:date-value="2020-05-01" calcext:value-type="date">
            <text:p>2020-05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48]+totmes" office:value-type="float" office:value="83414.51" calcext:value-type="float">
            <text:p>€83 415</text:p>
          </table:table-cell>
          <table:table-cell office:value-type="string" calcext:value-type="string">
            <text:p>Candidatamos ao segundo pedido</text:p>
          </table:table-cell>
          <table:table-cell table:number-columns-repeated="5"/>
        </table:table-row>
        <table:table-row table:style-name="ro1">
          <table:table-cell table:style-name="ce21" table:formula="of:=DATE(YEAR([.A49]);MONTH([.A49])+1;DAY([.A49]))" office:value-type="date" office:date-value="2020-06-01" calcext:value-type="date">
            <text:p>2020-06-01</text:p>
          </table:table-cell>
          <table:table-cell table:style-name="ce7"/>
          <table:table-cell table:style-name="ce40" table:formula="of:=totmes" office:value-type="float" office:value="11990" calcext:value-type="float">
            <text:p>€11 990</text:p>
          </table:table-cell>
          <table:table-cell table:style-name="ce7"/>
          <table:table-cell table:style-name="ce47" table:formula="of:=[.E49]+totmes" office:value-type="float" office:value="95404.51" calcext:value-type="float">
            <text:p>€95 405</text:p>
          </table:table-cell>
          <table:table-cell table:number-columns-repeated="6"/>
        </table:table-row>
        <table:table-row table:style-name="ro1">
          <table:table-cell table:style-name="ce17" table:formula="of:=DATE(YEAR([.A50]);MONTH([.A50])+1;DAY([.A50]))" office:value-type="date" office:date-value="2020-07-01" calcext:value-type="date">
            <text:p>2020-07-01</text:p>
          </table:table-cell>
          <table:table-cell table:style-name="ce23"/>
          <table:table-cell table:style-name="ce39" table:formula="of:=totmes" office:value-type="float" office:value="11990" calcext:value-type="float">
            <text:p>€11 990</text:p>
          </table:table-cell>
          <table:table-cell table:style-name="ce43" table:formula="of:=SUM([.C51:.C68])" office:value-type="float" office:value="215820" calcext:value-type="float">
            <text:p>€215 820</text:p>
          </table:table-cell>
          <table:table-cell table:style-name="ce45" table:formula="of:=0+totmes" office:value-type="float" office:value="11990" calcext:value-type="float">
            <text:p>€11 990</text:p>
          </table:table-cell>
          <table:table-cell office:value-type="string" calcext:value-type="string">
            <text:p>Neste segundo pedido temos 5% do capital, apresentamos a maquina estufa real com demonstração do robô</text:p>
          </table:table-cell>
          <table:table-cell table:number-columns-repeated="5"/>
        </table:table-row>
        <table:table-row table:style-name="ro1">
          <table:table-cell table:style-name="ce20" table:formula="of:=DATE(YEAR([.A51]);MONTH([.A51])+1;DAY([.A51]))" office:value-type="date" office:date-value="2020-08-01" calcext:value-type="date">
            <text:p>2020-08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1]+totmes" office:value-type="float" office:value="23980" calcext:value-type="float">
            <text:p>€23 980</text:p>
          </table:table-cell>
          <table:table-cell table:number-columns-repeated="6"/>
        </table:table-row>
        <table:table-row table:style-name="ro1">
          <table:table-cell table:style-name="ce20" table:formula="of:=DATE(YEAR([.A52]);MONTH([.A52])+1;DAY([.A52]))" office:value-type="date" office:date-value="2020-09-01" calcext:value-type="date">
            <text:p>2020-09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2]+totmes" office:value-type="float" office:value="35970" calcext:value-type="float">
            <text:p>€35 970</text:p>
          </table:table-cell>
          <table:table-cell table:number-columns-repeated="6"/>
        </table:table-row>
        <table:table-row table:style-name="ro1">
          <table:table-cell table:style-name="ce20" table:formula="of:=DATE(YEAR([.A53]);MONTH([.A53])+1;DAY([.A53]))" office:value-type="date" office:date-value="2020-10-01" calcext:value-type="date">
            <text:p>2020-10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3]+totmes" office:value-type="float" office:value="47960" calcext:value-type="float">
            <text:p>€47 960</text:p>
          </table:table-cell>
          <table:table-cell table:number-columns-repeated="6"/>
        </table:table-row>
        <table:table-row table:style-name="ro1">
          <table:table-cell table:style-name="ce20" table:formula="of:=DATE(YEAR([.A54]);MONTH([.A54])+1;DAY([.A54]))" office:value-type="date" office:date-value="2020-11-01" calcext:value-type="date">
            <text:p>2020-11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4]+totmes" office:value-type="float" office:value="59950" calcext:value-type="float">
            <text:p>€59 950</text:p>
          </table:table-cell>
          <table:table-cell table:number-columns-repeated="6"/>
        </table:table-row>
        <table:table-row table:style-name="ro1">
          <table:table-cell table:style-name="ce20" table:formula="of:=DATE(YEAR([.A55]);MONTH([.A55])+1;DAY([.A55]))" office:value-type="date" office:date-value="2020-12-01" calcext:value-type="date">
            <text:p>2020-12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5]+totmes" office:value-type="float" office:value="71940" calcext:value-type="float">
            <text:p>€71 940</text:p>
          </table:table-cell>
          <table:table-cell table:number-columns-repeated="6"/>
        </table:table-row>
        <table:table-row table:style-name="ro1">
          <table:table-cell table:style-name="ce20" table:formula="of:=DATE(YEAR([.A56]);MONTH([.A56])+1;DAY([.A56]))" office:value-type="date" office:date-value="2021-01-01" calcext:value-type="date">
            <text:p>2021-01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6]+totmes" office:value-type="float" office:value="83930" calcext:value-type="float">
            <text:p>€83 930</text:p>
          </table:table-cell>
          <table:table-cell table:number-columns-repeated="6"/>
        </table:table-row>
        <table:table-row table:style-name="ro1">
          <table:table-cell table:style-name="ce20" table:formula="of:=DATE(YEAR([.A57]);MONTH([.A57])+1;DAY([.A57]))" office:value-type="date" office:date-value="2021-02-01" calcext:value-type="date">
            <text:p>2021-02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7]+totmes" office:value-type="float" office:value="95920" calcext:value-type="float">
            <text:p>€95 920</text:p>
          </table:table-cell>
          <table:table-cell table:number-columns-repeated="6"/>
        </table:table-row>
        <table:table-row table:style-name="ro1">
          <table:table-cell table:style-name="ce20" table:formula="of:=DATE(YEAR([.A58]);MONTH([.A58])+1;DAY([.A58]))" office:value-type="date" office:date-value="2021-03-01" calcext:value-type="date">
            <text:p>2021-03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8]+totmes" office:value-type="float" office:value="107910" calcext:value-type="float">
            <text:p>€107 910</text:p>
          </table:table-cell>
          <table:table-cell table:number-columns-repeated="6"/>
        </table:table-row>
        <table:table-row table:style-name="ro1">
          <table:table-cell table:style-name="ce20" table:formula="of:=DATE(YEAR([.A59]);MONTH([.A59])+1;DAY([.A59]))" office:value-type="date" office:date-value="2021-04-01" calcext:value-type="date">
            <text:p>2021-04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59]+totmes" office:value-type="float" office:value="119900" calcext:value-type="float">
            <text:p>€119 900</text:p>
          </table:table-cell>
          <table:table-cell table:number-columns-repeated="6"/>
        </table:table-row>
        <table:table-row table:style-name="ro1">
          <table:table-cell table:style-name="ce20" table:formula="of:=DATE(YEAR([.A60]);MONTH([.A60])+1;DAY([.A60]))" office:value-type="date" office:date-value="2021-05-01" calcext:value-type="date">
            <text:p>2021-05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0]+totmes" office:value-type="float" office:value="131890" calcext:value-type="float">
            <text:p>€131 890</text:p>
          </table:table-cell>
          <table:table-cell table:number-columns-repeated="6"/>
        </table:table-row>
        <table:table-row table:style-name="ro1">
          <table:table-cell table:style-name="ce20" table:formula="of:=DATE(YEAR([.A61]);MONTH([.A61])+1;DAY([.A61]))" office:value-type="date" office:date-value="2021-06-01" calcext:value-type="date">
            <text:p>2021-06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1]+totmes" office:value-type="float" office:value="143880" calcext:value-type="float">
            <text:p>€143 880</text:p>
          </table:table-cell>
          <table:table-cell table:number-columns-repeated="6"/>
        </table:table-row>
        <table:table-row table:style-name="ro1">
          <table:table-cell table:style-name="ce20" table:formula="of:=DATE(YEAR([.A62]);MONTH([.A62])+1;DAY([.A62]))" office:value-type="date" office:date-value="2021-07-01" calcext:value-type="date">
            <text:p>2021-07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2]+totmes" office:value-type="float" office:value="155870" calcext:value-type="float">
            <text:p>€155 870</text:p>
          </table:table-cell>
          <table:table-cell table:number-columns-repeated="6"/>
        </table:table-row>
        <table:table-row table:style-name="ro1">
          <table:table-cell table:style-name="ce20" table:formula="of:=DATE(YEAR([.A63]);MONTH([.A63])+1;DAY([.A63]))" office:value-type="date" office:date-value="2021-08-01" calcext:value-type="date">
            <text:p>2021-08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3]+totmes" office:value-type="float" office:value="167860" calcext:value-type="float">
            <text:p>€167 860</text:p>
          </table:table-cell>
          <table:table-cell table:number-columns-repeated="6"/>
        </table:table-row>
        <table:table-row table:style-name="ro1">
          <table:table-cell table:style-name="ce20" table:formula="of:=DATE(YEAR([.A64]);MONTH([.A64])+1;DAY([.A64]))" office:value-type="date" office:date-value="2021-09-01" calcext:value-type="date">
            <text:p>2021-09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4]+totmes" office:value-type="float" office:value="179850" calcext:value-type="float">
            <text:p>€179 850</text:p>
          </table:table-cell>
          <table:table-cell table:number-columns-repeated="6"/>
        </table:table-row>
        <table:table-row table:style-name="ro1">
          <table:table-cell table:style-name="ce20" table:formula="of:=DATE(YEAR([.A65]);MONTH([.A65])+1;DAY([.A65]))" office:value-type="date" office:date-value="2021-10-01" calcext:value-type="date">
            <text:p>2021-10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5]+totmes" office:value-type="float" office:value="191840" calcext:value-type="float">
            <text:p>€191 840</text:p>
          </table:table-cell>
          <table:table-cell table:number-columns-repeated="6"/>
        </table:table-row>
        <table:table-row table:style-name="ro1">
          <table:table-cell table:style-name="ce20" table:formula="of:=DATE(YEAR([.A66]);MONTH([.A66])+1;DAY([.A66]))" office:value-type="date" office:date-value="2021-11-01" calcext:value-type="date">
            <text:p>2021-11-01</text:p>
          </table:table-cell>
          <table:table-cell/>
          <table:table-cell table:style-name="ce34" table:formula="of:=totmes" office:value-type="float" office:value="11990" calcext:value-type="float">
            <text:p>€11 990</text:p>
          </table:table-cell>
          <table:table-cell/>
          <table:table-cell table:style-name="ce46" table:formula="of:=[.E66]+totmes" office:value-type="float" office:value="203830" calcext:value-type="float">
            <text:p>€203 830</text:p>
          </table:table-cell>
          <table:table-cell table:number-columns-repeated="6"/>
        </table:table-row>
        <table:table-row table:style-name="ro1">
          <table:table-cell table:style-name="ce21" table:formula="of:=DATE(YEAR([.A67]);MONTH([.A67])+1;DAY([.A67]))" office:value-type="date" office:date-value="2021-12-01" calcext:value-type="date">
            <text:p>2021-12-01</text:p>
          </table:table-cell>
          <table:table-cell table:style-name="ce7"/>
          <table:table-cell table:style-name="ce40" table:formula="of:=totmes" office:value-type="float" office:value="11990" calcext:value-type="float">
            <text:p>€11 990</text:p>
          </table:table-cell>
          <table:table-cell table:style-name="ce7"/>
          <table:table-cell table:style-name="ce47" table:formula="of:=[.E67]+totmes" office:value-type="float" office:value="215820" calcext:value-type="float">
            <text:p>€215 820</text:p>
          </table:table-cell>
          <table:table-cell office:value-type="string" calcext:value-type="string">
            <text:p>Aqui temos o protótipo finalizado pronto para ir direto ao consumo com produção de 3 toneladas de batata doce no espaço de 1 ano e me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office:value-type="string" calcext:value-type="string">
            <text:p>O protótipo é lançado e vai faturar 18.000 € por a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6"/>
        </table:table-row>
        <table:table-row table:style-name="ro3">
          <table:table-cell table:style-name="ce17" table:formula="of:=DATE(YEAR([.A68]);MONTH([.A68])+1;DAY([.A68]))" office:value-type="date" office:date-value="2022-01-01" calcext:value-type="date">
            <text:p>2022-01-01</text:p>
          </table:table-cell>
          <table:table-cell table:style-name="ce23" table:number-columns-repeated="3"/>
          <table:table-cell table:style-name="ce48" office:value-type="string" calcext:value-type="string">
            <text:p>Lucro acumulado</text:p>
          </table:table-cell>
          <table:table-cell table:number-columns-repeated="6"/>
        </table:table-row>
        <table:table-row table:style-name="ro1">
          <table:table-cell table:style-name="ce20" table:formula="of:=DATE(YEAR([.A71]);MONTH([.A71])+1;DAY([.A71]))" office:value-type="date" office:date-value="2022-02-01" calcext:value-type="date">
            <text:p>2022-02-01</text:p>
          </table:table-cell>
          <table:table-cell table:number-columns-repeated="2"/>
          <table:table-cell table:style-name="ce44" table:formula="of:=[.K73]+[.K76]+(totmes*6)" office:value-type="float" office:value="871940" calcext:value-type="float">
            <text:p>€871 940</text:p>
          </table:table-cell>
          <table:table-cell table:style-name="ce49"/>
          <table:table-cell office:value-type="string" calcext:value-type="string">
            <text:p>Construção de fábrica em Portugal, Apresentando uma maquina-estufa totalmente funcional </text:p>
          </table:table-cell>
          <table:table-cell table:number-columns-repeated="5"/>
        </table:table-row>
        <table:table-row table:style-name="ro1">
          <table:table-cell table:style-name="ce20" table:formula="of:=DATE(YEAR([.A72]);MONTH([.A72])+1;DAY([.A72]))" office:value-type="date" office:date-value="2022-03-01" calcext:value-type="date">
            <text:p>2022-03-01</text:p>
          </table:table-cell>
          <table:table-cell table:number-columns-repeated="3"/>
          <table:table-cell table:style-name="ce49"/>
          <table:table-cell table:number-columns-repeated="5"/>
          <table:table-cell table:style-name="ce10" office:value-type="currency" office:currency="EUR" office:value="200000" calcext:value-type="currency">
            <text:p>200 000 €</text:p>
          </table:table-cell>
        </table:table-row>
        <table:table-row table:style-name="ro1">
          <table:table-cell table:style-name="ce20" table:formula="of:=DATE(YEAR([.A73]);MONTH([.A73])+1;DAY([.A73]))" office:value-type="date" office:date-value="2022-04-01" calcext:value-type="date">
            <text:p>2022-04-01</text:p>
          </table:table-cell>
          <table:table-cell table:number-columns-repeated="3"/>
          <table:table-cell table:style-name="ce49"/>
          <table:table-cell table:number-columns-repeated="5"/>
          <table:table-cell table:style-name="ce10" office:value-type="currency" office:currency="EUR" office:value="25000" calcext:value-type="currency">
            <text:p>25 000 €</text:p>
          </table:table-cell>
        </table:table-row>
        <table:table-row table:style-name="ro1">
          <table:table-cell table:style-name="ce20" table:formula="of:=DATE(YEAR([.A74]);MONTH([.A74])+1;DAY([.A74]))" office:value-type="date" office:date-value="2022-05-01" calcext:value-type="date">
            <text:p>2022-05-01</text:p>
          </table:table-cell>
          <table:table-cell table:number-columns-repeated="3"/>
          <table:table-cell table:style-name="ce49"/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1" table:formula="of:=DATE(YEAR([.A75]);MONTH([.A75])+1;DAY([.A75]))" office:value-type="date" office:date-value="2022-06-01" calcext:value-type="date">
            <text:p>2022-06-01</text:p>
          </table:table-cell>
          <table:table-cell table:style-name="ce7" table:number-columns-repeated="3"/>
          <table:table-cell table:style-name="ce50" office:value-type="float" office:value="340000" calcext:value-type="float">
            <text:p>€340 000</text:p>
          </table:table-cell>
          <table:table-cell table:number-columns-repeated="5"/>
          <table:table-cell table:style-name="ce10" table:formula="of:=[.K74]*[.K75]" office:value-type="currency" office:currency="EUR" office:value="600000" calcext:value-type="currency">
            <text:p>600 000 €</text:p>
          </table:table-cell>
        </table:table-row>
        <table:table-row table:style-name="ro1">
          <table:table-cell table:style-name="ce19" table:formula="of:=DATE(YEAR([.A76]);MONTH([.A76])+1;DAY([.A76]))" office:value-type="date" office:date-value="2022-07-01" calcext:value-type="date">
            <text:p>2022-07-01</text:p>
          </table:table-cell>
          <table:table-cell table:number-columns-repeated="4"/>
          <table:table-cell office:value-type="string" calcext:value-type="string">
            <text:p>Lucro ao fim de 6 meses</text:p>
          </table:table-cell>
          <table:table-cell table:number-columns-repeated="5"/>
        </table:table-row>
        <table:table-row table:style-name="ro1">
          <table:table-cell table:formula="of:=DATE(YEAR([.A77]);MONTH([.A77])+1;DAY([.A77]))" office:value-type="date" office:date-value="2022-08-01" calcext:value-type="date">
            <text:p>2022-08-01</text:p>
          </table:table-cell>
          <table:table-cell table:number-columns-repeated="2"/>
          <table:table-cell table:style-name="ce34" table:formula="of:=[.E76]" office:value-type="float" office:value="340000" calcext:value-type="float">
            <text:p>€340 000</text:p>
          </table:table-cell>
          <table:table-cell/>
          <table:table-cell office:value-type="string" calcext:value-type="string">
            <text:p>A partir daqui a fabrica já é autosustentável, a verba necessária vem do lucro das maquinas</text:p>
          </table:table-cell>
          <table:table-cell table:number-columns-repeated="5"/>
        </table:table-row>
        <table:table-row table:style-name="ro1">
          <table:table-cell table:formula="of:=DATE(YEAR([.A78]);MONTH([.A78])+1;DAY([.A78]))" office:value-type="date" office:date-value="2022-09-01" calcext:value-type="date">
            <text:p>2022-09-01</text:p>
          </table:table-cell>
          <table:table-cell table:number-columns-repeated="4"/>
          <table:table-cell office:value-type="string" calcext:value-type="string">
            <text:p>Pode-se devolver parte do financiamento tendo havido um retorno de 42%</text:p>
          </table:table-cell>
          <table:table-cell table:number-columns-repeated="5"/>
        </table:table-row>
        <table:table-row table:style-name="ro1">
          <table:table-cell table:formula="of:=DATE(YEAR([.A79]);MONTH([.A79])+1;DAY([.A79]))" office:value-type="date" office:date-value="2022-10-01" calcext:value-type="date">
            <text:p>2022-10-01</text:p>
          </table:table-cell>
          <table:table-cell table:number-columns-repeated="10"/>
        </table:table-row>
        <table:table-row table:style-name="ro1">
          <table:table-cell table:formula="of:=DATE(YEAR([.A80]);MONTH([.A80])+1;DAY([.A80]))" office:value-type="date" office:date-value="2022-11-01" calcext:value-type="date">
            <text:p>2022-11-01</text:p>
          </table:table-cell>
          <table:table-cell table:number-columns-repeated="10"/>
        </table:table-row>
        <table:table-row table:style-name="ro1">
          <table:table-cell table:formula="of:=DATE(YEAR([.A81]);MONTH([.A81])+1;DAY([.A81]))" office:value-type="date" office:date-value="2022-12-01" calcext:value-type="date">
            <text:p>2022-12-01</text:p>
          </table:table-cell>
          <table:table-cell table:number-columns-repeated="3"/>
          <table:table-cell table:style-name="ce34" office:value-type="float" office:value="1400000" calcext:value-type="float">
            <text:p>€1 400 000</text:p>
          </table:table-cell>
          <table:table-cell table:number-columns-repeated="6"/>
        </table:table-row>
        <table:table-row table:style-name="ro1">
          <table:table-cell table:formula="of:=DATE(YEAR([.A82]);MONTH([.A82])+1;DAY([.A82]))" office:value-type="date" office:date-value="2023-01-01" calcext:value-type="date">
            <text:p>2023-01-01</text:p>
          </table:table-cell>
          <table:table-cell table:number-columns-repeated="10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pvpdose" table:base-cell-address="$Folha1.$C$6" table:expression="['file:///C:/desk/Proj/site/plan_pt.ods'#$Sheet1.$C$7]"/>
        <table:named-expression table:name="qtdoses" table:base-cell-address="$Folha1.$C$5" table:expression="['file:///C:/desk/Proj/site/plan_pt.ods'#$Sheet1.$C$6]"/>
        <table:named-range table:name="totdi" table:base-cell-address="$Folha1.$D$37" table:cell-range-address="$Folha1.$D$3"/>
        <table:named-range table:name="totini" table:base-cell-address="$Folha1.$D$37" table:cell-range-address="$Folha1.$D$3"/>
        <table:named-range table:name="totmes" table:base-cell-address="$Folha1.$D$38" table:cell-range-address="$Folha1.$D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 number:title="Definido pelo utilizado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24" number:title="Definido pelo utilizador"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57P0"/>
    </number:currency-style>
    <number:currency-style style:name="N159P0" style:volatile="true">
      <number:number number:decimal-places="0" loext:min-decimal-places="0" number:min-integer-digits="1" number:grouping="true"/>
      <number:currency-symbol number:language="pt" number:country="PT">€</number:currency-symbol>
    </number:currency-style>
    <number:currency-style style:name="N159" number:title="Definido pelo utilizador">
      <number:text>-</number:text>
      <number:number number:decimal-places="0" loext:min-decimal-places="0" number:min-integer-digits="1" number:grouping="true"/>
      <number:currency-symbol number:language="pt" number:country="PT">€</number:currency-symbol>
      <style:map style:condition="value()&gt;=0" style:apply-style-name="N159P0"/>
    </number:currency-style>
    <number:number-style style:name="N160" number:title="Definido pelo utilizador">
      <number:number number:decimal-places="0" loext:min-decimal-places="0" number:min-integer-digits="0" number:grouping="true"/>
      <number:text>€</number:text>
    </number:number-style>
    <number:number-style style:name="N161">
      <number:text>€</number:text>
      <number:number number:decimal-places="0" loext:min-decimal-places="0" number:min-integer-digits="0" number:grouping="true"/>
    </number:number-style>
    <number:number-style style:name="N162" number:title="Definido pelo utilizador">
      <number:number number:decimal-places="0" loext:min-decimal-places="0" number:min-integer-digits="0"/>
      <number:text>un</number:text>
    </number:number-style>
    <number:number-style style:name="N163">
      <number:number number:decimal-places="0" loext:min-decimal-places="0" number:min-integer-digits="0"/>
      <number:text>.</number:text>
    </number:number-style>
    <number:date-style style:name="N1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-00-0000</text:date>, <text:time style:data-style-name="N2" text:time-value="19:36:16.7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5T18:28:43.532000000</meta:creation-date>
    <dc:date>2019-10-05T10:57:29.479000000</dc:date>
    <meta:editing-duration>P9DT11H20M12S</meta:editing-duration>
    <meta:editing-cycles>31</meta:editing-cycles>
    <meta:generator>LibreOffice/6.3.1.2$Windows_X86_64 LibreOffice_project/b79626edf0065ac373bd1df5c28bd630b4424273</meta:generator>
    <meta:document-statistic meta:table-count="1" meta:cell-count="202" meta:object-count="0"/>
  </office:meta>
</office:document-meta>
</file>